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rebuchet MS" svg:font-family="'Trebuchet MS', Arial, sans-serif"/>
    <style:font-face style:name="arial" svg:font-family="arial, sans-serif"/>
  </office:font-face-decls>
  <office:automatic-styles>
    <style:style style:name="P1" style:family="paragraph" style:parent-style-name="Standard">
      <style:text-properties officeooo:rsid="00158133" officeooo:paragraph-rsid="00158133"/>
    </style:style>
    <style:style style:name="P2" style:family="paragraph" style:parent-style-name="Standard">
      <style:text-properties officeooo:rsid="0015f8e6" officeooo:paragraph-rsid="0015f8e6"/>
    </style:style>
    <style:style style:name="P3" style:family="paragraph" style:parent-style-name="Standard">
      <style:text-properties style:text-underline-style="solid" style:text-underline-width="auto" style:text-underline-color="font-color" officeooo:rsid="00158133" officeooo:paragraph-rsid="00158133"/>
    </style:style>
    <style:style style:name="P4" style:family="paragraph" style:parent-style-name="Standard">
      <style:text-properties officeooo:paragraph-rsid="0018a179"/>
    </style:style>
    <style:style style:name="P5" style:family="paragraph" style:parent-style-name="Text_20_body" style:list-style-name="L1">
      <style:paragraph-properties fo:margin-left="0cm" fo:margin-right="0cm" fo:margin-top="0cm" fo:margin-bottom="0.085cm" style:contextual-spacing="false" fo:text-align="start" style:justify-single-word="false" fo:orphans="2" fo:widows="2" fo:text-indent="0cm" style:auto-text-indent="false" fo:padding="0cm" fo:border="none"/>
      <style:text-properties fo:font-variant="normal" fo:text-transform="none" fo:color="#bdc1c6" loext:opacity="100%" style:font-name="arial" fo:font-size="9.60000038146973pt" fo:letter-spacing="normal" fo:font-style="normal" fo:font-weight="normal"/>
    </style:style>
    <style:style style:name="T1" style:family="text">
      <style:text-properties officeooo:rsid="0015f8e6"/>
    </style:style>
    <style:style style:name="T2" style:family="text">
      <style:text-properties officeooo:rsid="0018a179"/>
    </style:style>
    <style:style style:name="T3" style:family="text">
      <style:text-properties fo:font-variant="normal" fo:text-transform="none" fo:color="#bdc1c6" loext:opacity="100%" style:font-name="arial" fo:font-size="9.60000038146973pt" fo:letter-spacing="normal" fo:font-style="normal" fo:font-weight="normal"/>
    </style:style>
    <style:style style:name="T4" style:family="text">
      <style:text-properties fo:font-variant="normal" fo:text-transform="none" fo:color="#bdc1c6" loext:opacity="100%" style:font-name="arial" fo:font-size="9.60000038146973pt" fo:letter-spacing="normal" fo:font-style="normal" fo:font-weight="bol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ibliographie commentée :</text:p>
      <text:p text:style-name="P1"/>
      <text:p text:style-name="P1">La compression de données est un procédé permettant de passer d’une suite de bits d’une taille donnée à une nouvelle plus courte, le tout en gardant un maximum de précision sur les données modifiées.</text:p>
      <text:p text:style-name="P1"/>
      <text:p text:style-name="P1">Il existe <text:span text:style-name="T1">2 types d’algorithme de compression de données, les algorithmes avec pertes et ceux sans.</text:span></text:p>
      <text:p text:style-name="P1"/>
      <text:p text:style-name="P2">Les premier comme leur nom l’indique transmettent une suite de bits voisine de celle d’origine mais des données sont perdus durant le processus et ne peuvent être récupérée lors du décodage. Ils sont principalement utilisés pour les photos et vidéos .</text:p>
      <text:p text:style-name="P2"/>
      <text:p text:style-name="P2">Les algorithmes sans pertes eux ne perdent pas d’informations lors du traitements des données et la suite de bits renvoyées comportent toutes les données d’origines. Ceux-ci servent principalement pour les textes et fichiers exécutables.</text:p>
      <text:p text:style-name="P2"/>
      <text:p text:style-name="P4"><text:span text:style-name="T2">La compression dîtes JPEG (Joint Photgrapihc Experts Group) est un procédé de compression avec pertes permettant de réduire entre 3 et 100 fois la taille d’un fichier en fonction de qualité finale que l’on veut obtenir. Il est aujourd’hui l’un des plus utilisé.</text:span></text:p>
      <text:p text:style-name="P4"><text:span text:style-name="T2">L’algorithme de compression JPEG est constitué de 6 étapes principales : la transformation de couleurs, le sous-échantillonage, le édcoupage en pixels, DCT, la quantification et enfin le codage. </text:span></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rebuchet MS" svg:font-family="'Trebuchet MS', Arial, sans-serif"/>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16T14:02:27.926000000</meta:creation-date>
    <dc:date>2023-01-16T14:25:16.636000000</dc:date>
    <meta:editing-duration>PT22M47S</meta:editing-duration>
    <meta:editing-cycles>4</meta:editing-cycles>
    <meta:generator>LibreOffice/7.2.0.4$Windows_X86_64 LibreOffice_project/9a9c6381e3f7a62afc1329bd359cc48accb6435b</meta:generator>
    <meta:document-statistic meta:table-count="0" meta:image-count="0" meta:object-count="0" meta:page-count="1" meta:paragraph-count="7" meta:word-count="199" meta:character-count="1267" meta:non-whitespace-character-count="1074"/>
  </office:meta>
</office:document-meta>
</file>